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text:soft-page-break/>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text:soft-page-break/>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text:soft-page-break/>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text:soft-page-break/>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text:soft-page-break/>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text:soft-page-break/>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text:soft-page-break/>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increased as my ADHD was getting worse. <text:s/>I suspect perhaps it is due to my mutated PCP2 or NMDA systems. <text:s/>I have heard through media whispers PCP may act as some sort of DAT or NET inhibitor due to some type of overflow mechanism, perhaps through the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so analyzing the physical distance of one type of neuron from another and the synaptic shape similarity of those neurons is useful to learn how humanity evolv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3T17:06:34.565000000</dc:date>
    <meta:editing-duration>PT1H16M5S</meta:editing-duration>
    <meta:editing-cycles>75</meta:editing-cycles>
    <meta:generator>LibreOffice/7.2.1.2$Windows_X86_64 LibreOffice_project/87b77fad49947c1441b67c559c339af8f3517e22</meta:generator>
    <meta:document-statistic meta:table-count="0" meta:image-count="0" meta:object-count="0" meta:page-count="207" meta:paragraph-count="2539" meta:word-count="137326" meta:character-count="763846" meta:non-whitespace-character-count="619858"/>
  </office:meta>
</office:document-meta>
</file>